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text-position="0% 100%" style:font-name="Segoe UI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-Methyl-1-butene</text:p>
      <text:p text:style-name="P2"><draw:frame draw:style-name="fr1" draw:name="graphics1" text:anchor-type="paragraph" svg:width="0.7917in" svg:height="1.1252in" draw:z-index="0"><draw:image/></draw:frame>Main Function Group: Branched Alkene</text:p>
      <text:list xml:id="list3613247653606918675" text:style-name="L1">
        <text:list-item>
          <text:p text:style-name="P3">Common Name – 2-Methyl-1-butene</text:p>
        </text:list-item>
        <text:list-item>
          <text:p text:style-name="P4">IUPAC Name – 2-Methyl-1-butene</text:p>
        </text:list-item>
        <text:list-item>
          <text:p text:style-name="P3">Molecular Weight – 70.13 g/mol</text:p>
        </text:list-item>
        <text:list-item>
          <text:p text:style-name="P3">Melting Point – -137.5 °C (135.5 K)</text:p>
        </text:list-item>
        <text:list-item>
          <text:p text:style-name="P3">Boiling Point – 31.2 °C (304.2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7T17:49:51.42</dc:date>
    <meta:editing-duration>PT5H44M28S</meta:editing-duration>
    <meta:editing-cycles>8</meta:editing-cycles>
    <meta:generator>OpenOffice/4.1.7$Win32 OpenOffice.org_project/417m1$Build-9800</meta:generator>
    <meta:document-statistic meta:table-count="0" meta:image-count="1" meta:object-count="0" meta:page-count="1" meta:paragraph-count="7" meta:word-count="38" meta:character-count="217"/>
  </office:meta>
</office:document-meta>
</file>